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831cm"/>
    </style:style>
    <style:style style:name="co22" style:family="table-column">
      <style:table-column-properties fo:break-before="auto" style:column-width="1.332cm"/>
    </style:style>
    <style:style style:name="co23" style:family="table-column">
      <style:table-column-properties fo:break-before="auto" style:column-width="5.272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1.411cm"/>
    </style:style>
    <style:style style:name="co26" style:family="table-column">
      <style:table-column-properties fo:break-before="auto" style:column-width="7.38cm"/>
    </style:style>
    <style:style style:name="co27" style:family="table-column">
      <style:table-column-properties fo:break-before="auto" style:column-width="7.908cm"/>
    </style:style>
    <style:style style:name="co28" style:family="table-column">
      <style:table-column-properties fo:break-before="auto" style:column-width="2.413cm"/>
    </style:style>
    <style:style style:name="co29" style:family="table-column">
      <style:table-column-properties fo:break-before="auto" style:column-width="14.457cm"/>
    </style:style>
    <style:style style:name="co30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3.475cm" fo:break-before="auto" style:use-optimal-row-height="true"/>
    </style:style>
    <style:style style:name="ro29" style:family="table-row">
      <style:table-row-properties style:row-height="1.42cm" fo:break-before="auto" style:use-optimal-row-height="true"/>
    </style:style>
    <style:style style:name="ro30" style:family="table-row">
      <style:table-row-properties style:row-height="0.736cm" fo:break-before="auto" style:use-optimal-row-height="true"/>
    </style:style>
    <style:style style:name="ro31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8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4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49">
            <text:p>0326 <text:s/>1501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3-26T15:01:02.5">
            <text:p>0326 <text:s/>1501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3-26T15:01:02.5">
            <text:p>0326 <text:s/>1501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6T15:01:02.5">
            <text:p>0326 <text:s/>150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8">
            <text:p>0326 <text:s/>1501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8">
            <text:p>0326 <text:s/>1501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8">
            <text:p>0326 <text:s/>1501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8">
            <text:p>0326 <text:s/>1501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8">
            <text:p>0326 <text:s/>1501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8">
            <text:p>0326 <text:s/>1501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8">
            <text:p>0326 <text:s/>1501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59">
            <text:p>0326 <text:s/>1501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">
            <text:p>0326 <text:s/>1501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">
            <text:p>0326 <text:s/>1501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1">
            <text:p>0326 <text:s/>1501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1">
            <text:p>0326 <text:s/>1501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1">
            <text:p>0326 <text:s/>1501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2">
            <text:p>0326 <text:s/>1501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2">
            <text:p>0326 <text:s/>1501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2">
            <text:p>0326 <text:s/>1501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2">
            <text:p>0326 <text:s/>1501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3">
            <text:p>0326 <text:s/>1501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3">
            <text:p>0326 <text:s/>1501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3">
            <text:p>0326 <text:s/>1501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3">
            <text:p>0326 <text:s/>1501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3">
            <text:p>0326 <text:s/>1501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3">
            <text:p>0326 <text:s/>1501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3">
            <text:p>0326 <text:s/>1501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3">
            <text:p>0326 <text:s/>1501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63">
            <text:p>0326 <text:s/>1501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6T15:01:02.63">
            <text:p>0326 <text:s/>1501</text:p>
          </table:table-cell>
          <table:table-cell table:style-name="ce4" table:formula="of:=NOW()" office:value-type="date" office:date-value="2021-03-26T15:01:02.63">
            <text:p>0326 <text:s/>1501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6T15:01:02.63">
            <text:p>0326 <text:s/>150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6T15:01:02.7">
            <text:p>2021/3/26 15:01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6T15:01:02.7">
            <text:p>2021/3/26 15:01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3-26T15:01:02.7">
            <text:p>2021/3/26 15:01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3-26">
            <text:p>3月26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6T15:01:02.7">
            <text:p>0326 <text:s/>1501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6T15:01:02.7">
            <text:p>0326 <text:s/>1501</text:p>
          </table:table-cell>
          <table:table-cell table:style-name="ce20" table:formula="of:=NOW()" office:value-type="date" office:date-value="2021-03-26T15:01:02.7">
            <text:p>0326 <text:s/>150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2.77">
            <text:p>0326 <text:s/>1501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8">
            <text:p>0326 <text:s/>1501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9">
            <text:p>0326 <text:s/>1501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9">
            <text:p>0326 <text:s/>1501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9">
            <text:p>0326 <text:s/>1501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9">
            <text:p>0326 <text:s/>1501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9">
            <text:p>0326 <text:s/>1501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2.79">
            <text:p>0326 <text:s/>1501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6T15:01:02.79">
            <text:p>0326 <text:s/>1501</text:p>
          </table:table-cell>
          <table:table-cell table:style-name="ce4" table:formula="of:=NOW()" office:value-type="date" office:date-value="2021-03-26T15:01:02.79">
            <text:p>0326 <text:s/>1501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6T15:01:02.79">
            <text:p>0326 <text:s/>1501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6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6T15:01:02.87">
            <text:p>0326 <text:s/>1501</text:p>
          </table:table-cell>
          <table:table-cell table:style-name="ce4" table:formula="of:=NOW()" office:value-type="date" office:date-value="2021-03-26T15:01:02.87">
            <text:p>0326 <text:s/>1501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default-cell-style-name="ce14"/>
        <table:table-column table:style-name="co6" table:default-cell-style-name="ce14"/>
        <table:table-column table:style-name="co21" table:number-columns-repeated="9" table:default-cell-style-name="ce14"/>
        <table:table-column table:style-name="co6" table:default-cell-style-name="ce14"/>
        <table:table-column table:style-name="co2" table:number-columns-repeated="1005" table:default-cell-style-name="ce14"/>
        <table:table-row table:style-name="ro1">
          <table:table-cell table:number-columns-repeated="9"/>
          <table:table-cell table:formula="of:=COUNTIF([.J3:.J51];&quot;#x&quot;)" office:value-type="float" office:value="5">
            <text:p>5</text:p>
          </table:table-cell>
          <table:table-cell table:formula="of:=COUNTIF([.K3:.K51];&quot;#x&quot;)" office:value-type="float" office:value="4">
            <text:p>4</text:p>
          </table:table-cell>
          <table:table-cell table:formula="of:=COUNTIF([.L3:.L51];&quot;x&quot;)" office:value-type="float" office:value="4">
            <text:p>4</text:p>
          </table:table-cell>
          <table:table-cell table:formula="of:=COUNTIF([.M3:.M51];&quot;x&quot;)" office:value-type="float" office:value="4">
            <text:p>4</text:p>
          </table:table-cell>
          <table:table-cell table:formula="of:=COUNTIF([.N3:.N51];&quot;x&quot;)" office:value-type="float" office:value="4">
            <text:p>4</text:p>
          </table:table-cell>
          <table:table-cell table:formula="of:=COUNTIF([.O3:.O51];&quot;x&quot;)" office:value-type="float" office:value="4">
            <text:p>4</text:p>
          </table:table-cell>
          <table:table-cell table:formula="of:=COUNTIF([.P3:.P51];&quot;x&quot;)" office:value-type="float" office:value="4">
            <text:p>4</text:p>
          </table:table-cell>
          <table:table-cell table:formula="of:=COUNTIF([.Q3:.Q51];&quot;x&quot;)" office:value-type="float" office:value="4">
            <text:p>4</text:p>
          </table:table-cell>
          <table:table-cell table:formula="of:=COUNTIF([.R3:.R51];&quot;x&quot;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table:style-name="ce47" office:value-type="date" office:date-value="2021-03-14T09:58:24.01">
            <text:p>0314</text:p>
          </table:table-cell>
          <table:table-cell table:number-columns-repeated="2" table:style-name="ce47" office:value-type="date" office:date-value="2021-03-16T13:13:24.55">
            <text:p>0316</text:p>
          </table:table-cell>
          <table:table-cell table:style-name="ce47" office:value-type="date" office:date-value="2021-03-22T16:12:27.14">
            <text:p>0322</text:p>
          </table:table-cell>
          <table:table-cell table:style-name="ce47" office:value-type="date" office:date-value="2021-03-23T09:01:42.32">
            <text:p>0323</text:p>
          </table:table-cell>
          <table:table-cell table:style-name="ce47" office:value-type="date" office:date-value="2021-03-24T14:24:06.71">
            <text:p>0324</text:p>
          </table:table-cell>
          <table:table-cell table:style-name="ce47" office:value-type="date" office:date-value="2021-03-25T12:58:58.76">
            <text:p>0325</text:p>
          </table:table-cell>
          <table:table-cell table:style-name="ce47" office:value-type="date" office:date-value="2021-03-26T12:28:10.07">
            <text:p>0326</text:p>
          </table:table-cell>
          <table:table-cell table:style-name="ce47"/>
          <table:table-cell table:style-name="ce20" table:formula="of:=NOW()" office:value-type="date" office:date-value="2021-03-26T15:01:02.95">
            <text:p>0326 <text:s/>1501</text:p>
          </table:table-cell>
          <table:table-cell table:number-columns-repeated="1005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style-name="ce22" office:value-type="string">
            <text:p>#x</text:p>
          </table:table-cell>
          <table:table-cell table:style-name="ce22" table:number-columns-repeated="5"/>
          <table:table-cell table:style-name="ce48" table:number-columns-repeated="3"/>
          <table:table-cell table:formula="of:=NOW()" office:value-type="date" office:date-value="2021-03-26T15:01:02.96">
            <text:p>2021/3/26 15:01</text:p>
          </table:table-cell>
          <table:table-cell table:number-columns-repeated="1005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4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style-name="ce22" office:value-type="string">
            <text:p>#x</text:p>
          </table:table-cell>
          <table:table-cell table:style-name="ce22" table:number-columns-repeated="5"/>
          <table:table-cell table:style-name="ce48" table:number-columns-repeated="3"/>
          <table:table-cell table:formula="of:=NOW()" office:value-type="date" office:date-value="2021-03-26T15:01:02.96">
            <text:p>2021/3/26 15:01</text:p>
          </table:table-cell>
          <table:table-cell table:number-columns-repeated="1005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48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7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48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8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9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0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 table:number-columns-repeated="2"/>
          <table:table-cell table:style-name="ce45" table:formula="of:=COUNTIF([.I13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 table:number-columns-repeated="2"/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 table:number-columns-repeated="2"/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23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  <text:p/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3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18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formula="of:=NOW()" office:value-type="date" office:date-value="2021-03-26T15:01:02.98">
            <text:p>2021/3/26 15:01</text:p>
          </table:table-cell>
          <table:table-cell table:number-columns-repeated="1005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 table:number-columns-repeated="2"/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21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2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3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4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23">
          <table:table-cell table:style-name="ce17" office:value-type="float" office:value="23">
            <text:p>23</text:p>
          </table:table-cell>
          <table:table-cell table:style-name="ce43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  <text:p/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3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/>
          <table:table-cell table:style-name="ce17" table:formula="of:=COUNTIF([.I26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formula="of:=TODAY()" office:value-type="date" office:date-value="2021-03-26">
            <text:p>3月26日</text:p>
          </table:table-cell>
          <table:table-cell table:number-columns-repeated="1005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3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/>
          <table:table-cell table:style-name="ce17" table:formula="of:=COUNTIF([.I27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3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3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  <text:p/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3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  <text:p/>
          </table:table-cell>
          <table:table-cell table:style-name="ce17" table:formula="of:=COUNTIF([.I30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4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/>
          <table:table-cell table:style-name="ce17" table:formula="of:=COUNTIF([.I31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32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3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/>
          <table:table-cell table:style-name="ce17" table:formula="of:=COUNTIF([.I34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/>
          <table:table-cell table:style-name="ce17" table:formula="of:=COUNTIF([.I3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/>
          <table:table-cell table:style-name="ce17" table:formula="of:=COUNTIF([.I3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37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3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/>
          <table:table-cell table:style-name="ce17" table:formula="of:=COUNTIF([.I38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3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39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6T15:01:03">
            <text:p>0326 <text:s/>1501</text:p>
          </table:table-cell>
          <table:table-cell table:number-columns-repeated="1005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3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6T15:01:03">
            <text:p>0326 <text:s/>1501</text:p>
          </table:table-cell>
          <table:table-cell table:number-columns-repeated="1005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3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/>
          <table:table-cell table:style-name="ce20" table:formula="of:=NOW()" office:value-type="date" office:date-value="2021-03-26T15:01:03">
            <text:p>0326 <text:s/>1501</text:p>
          </table:table-cell>
          <table:table-cell table:number-columns-repeated="1005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3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42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6T15:01:03.01">
            <text:p>0326 <text:s/>1501</text:p>
          </table:table-cell>
          <table:table-cell table:number-columns-repeated="1005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3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6T15:01:03.01">
            <text:p>0326 <text:s/>1501</text:p>
          </table:table-cell>
          <table:table-cell table:number-columns-repeated="1005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3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44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6T15:01:03.01">
            <text:p>0326 <text:s/>1501</text:p>
          </table:table-cell>
          <table:table-cell table:number-columns-repeated="1005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3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5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3"/>
          <table:table-cell table:style-name="ce20" table:formula="of:=NOW()" office:value-type="date" office:date-value="2021-03-26T15:01:03.01">
            <text:p>0326 <text:s/>1501</text:p>
          </table:table-cell>
          <table:table-cell table:number-columns-repeated="1005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3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46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6T15:01:03.01">
            <text:p>0326 <text:s/>1501</text:p>
          </table:table-cell>
          <table:table-cell table:number-columns-repeated="1005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4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0" table:formula="of:=NOW()" office:value-type="date" office:date-value="2021-03-26T15:01:03.01">
            <text:p>0326 <text:s/>1501</text:p>
          </table:table-cell>
          <table:table-cell table:number-columns-repeated="1005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4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8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0" table:formula="of:=NOW()" office:value-type="date" office:date-value="2021-03-26T15:01:03.02">
            <text:p>0326 <text:s/>1501</text:p>
          </table:table-cell>
          <table:table-cell table:number-columns-repeated="1005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6T15:01:03.02">
            <text:p>0326 <text:s/>1501</text:p>
          </table:table-cell>
          <table:table-cell table:number-columns-repeated="1005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6T15:01:03.02">
            <text:p>0326 <text:s/>1501</text:p>
          </table:table-cell>
          <table:table-cell table:number-columns-repeated="1005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6T15:01:03.02">
            <text:p>0326 <text:s/>1501</text:p>
          </table:table-cell>
          <table:table-cell table:number-columns-repeated="1005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table:style-name="ce20" table:formula="of:=NOW()" office:value-type="date" office:date-value="2021-03-26T15:01:03.02">
            <text:p>0326 <text:s/>1501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2" table:default-cell-style-name="ce1"/>
        <table:table-column table:style-name="co10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2" table:default-cell-style-name="ce1"/>
        <table:table-row table:style-name="ro14">
          <table:table-cell table:number-columns-repeated="10"/>
          <table:table-cell table:formula="of:=COUNTA(i#ref!:i#ref!)" office:value-type="float" office:value="0">
            <text:p>エラー:508</text:p>
          </table:table-cell>
          <table:table-cell table:number-columns-repeated="1013"/>
        </table:table-row>
        <table:table-row table:style-name="ro1">
          <table:table-cell table:style-name="ce50" table:formula="of:=CONCATENATE(&quot;(&quot;;MAX([.A3:.A12]);&quot;)&quot;)" office:value-type="string" office:string-value="(10)">
            <text:p>(10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C3:.C12]);&quot;)&quot;)" office:value-type="string" office:string-value="s.n. (2)">
            <text:p>s.n. (2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2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">
            <text:p>0326 <text:s/>1501</text:p>
          </table:table-cell>
          <table:table-cell table:number-columns-repeated="1012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1">
            <text:p>0326 <text:s/>1501</text:p>
          </table:table-cell>
          <table:table-cell table:number-columns-repeated="1012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1">
            <text:p>0326 <text:s/>1501</text:p>
          </table:table-cell>
          <table:table-cell table:number-columns-repeated="1012"/>
        </table:table-row>
        <table:table-row table:style-name="ro24"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2">
            <text:p>0326 <text:s/>1501</text:p>
          </table:table-cell>
          <table:table-cell table:number-columns-repeated="1012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2">
            <text:p>0326 <text:s/>1501</text:p>
          </table:table-cell>
          <table:table-cell table:number-columns-repeated="1012"/>
        </table:table-row>
        <table:table-row table:style-name="ro8"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2">
            <text:p>0326 <text:s/>1501</text:p>
          </table:table-cell>
          <table:table-cell table:number-columns-repeated="1012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2">
            <text:p>0326 <text:s/>1501</text:p>
          </table:table-cell>
          <table:table-cell table:number-columns-repeated="1012"/>
        </table:table-row>
        <table:table-row table:style-name="ro17">
          <table:table-cell table:style-name="ce6" office:value-type="float" office:value="8">
            <text:p>8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2">
            <text:p>0326 <text:s/>1501</text:p>
          </table:table-cell>
          <table:table-cell table:number-columns-repeated="1012"/>
        </table:table-row>
        <table:table-row table:style-name="ro19">
          <table:table-cell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2">
            <text:p>0326 <text:s/>1501</text:p>
          </table:table-cell>
          <table:table-cell table:number-columns-repeated="1012"/>
        </table:table-row>
        <table:table-row table:style-name="ro25">
          <table:table-cell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2">
            <text:p>0326 <text:s/>1501</text:p>
          </table:table-cell>
          <table:table-cell table:number-columns-repeated="1012"/>
        </table:table-row>
        <table:table-row table:style-name="ro16">
          <table:table-cell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2">
            <text:p>0326 <text:s/>1501</text:p>
          </table:table-cell>
          <table:table-cell table:number-columns-repeated="1012"/>
        </table:table-row>
        <table:table-row table:style-name="ro16">
          <table:table-cell table:style-name="ce6" office:value-type="float" office:value="12">
            <text:p>1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2">
            <text:p>0326 <text:s/>1501</text:p>
          </table:table-cell>
          <table:table-cell table:number-columns-repeated="1012"/>
        </table:table-row>
        <table:table-row table:style-name="ro16">
          <table:table-cell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3">
            <text:p>0326 <text:s/>1501</text:p>
          </table:table-cell>
          <table:table-cell table:number-columns-repeated="1012"/>
        </table:table-row>
        <table:table-row table:style-name="ro16">
          <table:table-cell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3">
            <text:p>0326 <text:s/>1501</text:p>
          </table:table-cell>
          <table:table-cell table:number-columns-repeated="1012"/>
        </table:table-row>
        <table:table-row table:style-name="ro16">
          <table:table-cell table:style-name="ce6" office:value-type="float" office:value="15">
            <text:p>1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3">
            <text:p>0326 <text:s/>1501</text:p>
          </table:table-cell>
          <table:table-cell table:number-columns-repeated="1012"/>
        </table:table-row>
        <table:table-row table:style-name="ro26">
          <table:table-cell table:style-name="ce6" office:value-type="float" office:value="16">
            <text:p>1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3">
            <text:p>0326 <text:s/>1501</text:p>
          </table:table-cell>
          <table:table-cell table:number-columns-repeated="1012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3">
            <text:p>0326 <text:s/>1501</text:p>
          </table:table-cell>
          <table:table-cell table:number-columns-repeated="1012"/>
        </table:table-row>
        <table:table-row table:style-name="ro27">
          <table:table-cell table:style-name="ce6" office:value-type="float" office:value="18">
            <text:p>18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3">
            <text:p>0326 <text:s/>1501</text:p>
          </table:table-cell>
          <table:table-cell table:number-columns-repeated="1012"/>
        </table:table-row>
        <table:table-row table:style-name="ro19">
          <table:table-cell table:style-name="ce6" office:value-type="float" office:value="19">
            <text:p>1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3">
            <text:p>0326 <text:s/>1501</text:p>
          </table:table-cell>
          <table:table-cell table:number-columns-repeated="1012"/>
        </table:table-row>
        <table:table-row table:style-name="ro25">
          <table:table-cell table:style-name="ce6" office:value-type="float" office:value="20">
            <text:p>2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3">
            <text:p>0326 <text:s/>1501</text:p>
          </table:table-cell>
          <table:table-cell table:number-columns-repeated="1012"/>
        </table:table-row>
        <table:table-row table:style-name="ro19">
          <table:table-cell table:style-name="ce6" office:value-type="float" office:value="21">
            <text:p>21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3">
            <text:p>0326 <text:s/>1501</text:p>
          </table:table-cell>
          <table:table-cell table:number-columns-repeated="1012"/>
        </table:table-row>
        <table:table-row table:style-name="ro19">
          <table:table-cell table:style-name="ce6" office:value-type="float" office:value="22">
            <text:p>22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3">
            <text:p>0326 <text:s/>1501</text:p>
          </table:table-cell>
          <table:table-cell table:number-columns-repeated="1012"/>
        </table:table-row>
        <table:table-row table:style-name="ro19">
          <table:table-cell table:style-name="ce6" office:value-type="float" office:value="23">
            <text:p>2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4">
            <text:p>0326 <text:s/>1501</text:p>
          </table:table-cell>
          <table:table-cell table:number-columns-repeated="1012"/>
        </table:table-row>
        <table:table-row table:style-name="ro19">
          <table:table-cell table:style-name="ce6" office:value-type="float" office:value="24">
            <text:p>2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4">
            <text:p>0326 <text:s/>1501</text:p>
          </table:table-cell>
          <table:table-cell table:number-columns-repeated="1012"/>
        </table:table-row>
        <table:table-row table:style-name="ro19">
          <table:table-cell table:style-name="ce6" office:value-type="float" office:value="25">
            <text:p>2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4">
            <text:p>0326 <text:s/>1501</text:p>
          </table:table-cell>
          <table:table-cell table:number-columns-repeated="1012"/>
        </table:table-row>
        <table:table-row table:style-name="ro25">
          <table:table-cell table:style-name="ce6"/>
          <table:table-cell table:style-name="ce3"/>
          <table:table-cell table:style-name="ce6"/>
          <table:table-cell table:style-name="ce27"/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4">
            <text:p>0326 <text:s/>1501</text:p>
          </table:table-cell>
          <table:table-cell table:number-columns-repeated="1012"/>
        </table:table-row>
        <table:table-row table:style-name="ro25">
          <table:table-cell table:style-name="ce6"/>
          <table:table-cell table:style-name="ce3"/>
          <table:table-cell table:style-name="ce6"/>
          <table:table-cell table:style-name="ce27"/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4">
            <text:p>0326 <text:s/>1501</text:p>
          </table:table-cell>
          <table:table-cell table:number-columns-repeated="1012"/>
        </table:table-row>
        <table:table-row table:style-name="ro25">
          <table:table-cell table:style-name="ce6"/>
          <table:table-cell table:style-name="ce3"/>
          <table:table-cell table:style-name="ce6"/>
          <table:table-cell table:style-name="ce27"/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4">
            <text:p>0326 <text:s/>1501</text:p>
          </table:table-cell>
          <table:table-cell table:number-columns-repeated="1012"/>
        </table:table-row>
        <table:table-row table:style-name="ro25">
          <table:table-cell table:style-name="ce6"/>
          <table:table-cell table:style-name="ce3"/>
          <table:table-cell table:style-name="ce6"/>
          <table:table-cell table:style-name="ce27"/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4">
            <text:p>0326 <text:s/>1501</text:p>
          </table:table-cell>
          <table:table-cell table:number-columns-repeated="1012"/>
        </table:table-row>
        <table:table-row table:style-name="ro25">
          <table:table-cell table:style-name="ce6"/>
          <table:table-cell table:style-name="ce3"/>
          <table:table-cell table:style-name="ce6"/>
          <table:table-cell table:style-name="ce27"/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4">
            <text:p>0326 <text:s/>1501</text:p>
          </table:table-cell>
          <table:table-cell table:number-columns-repeated="1012"/>
        </table:table-row>
        <table:table-row table:style-name="ro25">
          <table:table-cell table:style-name="ce6"/>
          <table:table-cell table:style-name="ce3"/>
          <table:table-cell table:style-name="ce6"/>
          <table:table-cell table:style-name="ce27"/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4">
            <text:p>0326 <text:s/>1501</text:p>
          </table:table-cell>
          <table:table-cell table:number-columns-repeated="1012"/>
        </table:table-row>
        <table:table-row table:style-name="ro25">
          <table:table-cell table:style-name="ce6"/>
          <table:table-cell table:style-name="ce3"/>
          <table:table-cell table:style-name="ce6"/>
          <table:table-cell table:style-name="ce27"/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14">
            <text:p>0326 <text:s/>1501</text:p>
          </table:table-cell>
          <table:table-cell table:number-columns-repeated="1012"/>
        </table:table-row>
        <table:table-row table:style-name="ro7">
          <table:table-cell office:value-type="string">
            <text:p>*</text:p>
          </table:table-cell>
          <table:table-cell table:style-name="ce4" table:formula="of:=NOW()" office:value-type="date" office:date-value="2021-03-26T15:01:00.89">
            <text:p>0326 <text:s/>1501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6T15:01:03.14">
            <text:p>0326 <text:s/>1501</text:p>
          </table:table-cell>
          <table:table-cell table:style-name="ce4" table:formula="of:=NOW()" office:value-type="date" office:date-value="2021-03-26T15:01:03.14">
            <text:p>0326 <text:s/>1501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6T15:01:03.14">
            <text:p>0326 <text:s/>1501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 table:number-rows-repeated="11">
          <table:table-cell table:number-columns-repeated="10"/>
          <table:table-cell table:style-name="ce16"/>
          <table:table-cell table:number-columns-repeated="1013"/>
        </table:table-row>
        <table:table-row table:style-name="ro7">
          <table:table-cell table:number-columns-repeated="10"/>
          <table:table-cell table:style-name="ce4"/>
          <table:table-cell table:number-columns-repeated="1013"/>
        </table:table-row>
        <table:table-row table:style-name="ro1" table:number-rows-repeated="35">
          <table:table-cell table:number-columns-repeated="10"/>
          <table:table-cell table:style-name="ce16"/>
          <table:table-cell table:number-columns-repeated="101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3" table:default-cell-style-name="ce1"/>
        <table:table-column table:style-name="co9" table:default-cell-style-name="ce1"/>
        <table:table-column table:style-name="co24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1" table:formula="of:=COUNTIF([.D3:.D51];&quot;x&quot;)" office:value-type="float" office:value="4">
            <text:p>4</text:p>
          </table:table-cell>
          <table:table-cell table:style-name="ce51" table:formula="of:=COUNTA([.E3:.E9])" office:value-type="float" office:value="6">
            <text:p>6</text:p>
          </table:table-cell>
          <table:table-cell table:style-name="ce51" table:formula="of:=COUNTA([.F3:.F9])" office:value-type="float" office:value="6">
            <text:p>6</text:p>
          </table:table-cell>
          <table:table-cell table:style-name="ce51" table:formula="of:=COUNTA([.G3:.G9])" office:value-type="float" office:value="6">
            <text:p>6</text:p>
          </table:table-cell>
          <table:table-cell table:style-name="ce51" table:formula="of:=COUNTIF([.H3:.H14];&quot;x&quot;)" office:value-type="float" office:value="7">
            <text:p>7</text:p>
          </table:table-cell>
          <table:table-cell table:style-name="ce51" table:formula="of:=COUNTIF([.I3:.I14];&quot;x&quot;)" office:value-type="float" office:value="4">
            <text:p>4</text:p>
          </table:table-cell>
          <table:table-cell table:style-name="ce51" table:formula="of:=COUNTIF([.J3:.J14];&quot;x&quot;)" office:value-type="float" office:value="4">
            <text:p>4</text:p>
          </table:table-cell>
          <table:table-cell table:style-name="ce51" table:formula="of:=COUNTIF([.K3:.K14];&quot;x&quot;)" office:value-type="float" office:value="0">
            <text:p>0</text:p>
          </table:table-cell>
          <table:table-cell table:style-name="ce51" table:formula="of:=COUNTIF([.L3:.L14];&quot;x&quot;)" office:value-type="float" office:value="0">
            <text:p>0</text:p>
          </table:table-cell>
          <table:table-cell table:style-name="ce51" table:formula="of:=COUNTIF([.M3:.M14];&quot;x&quot;)" office:value-type="float" office:value="0">
            <text:p>0</text:p>
          </table:table-cell>
          <table:table-cell table:style-name="ce51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7" office:value-type="date" office:date-value="2021-03-16T13:13:24.55">
            <text:p>0316</text:p>
          </table:table-cell>
          <table:table-cell table:style-name="ce52" office:value-type="date" office:date-value="2021-03-20T14:36:31.78">
            <text:p>0320</text:p>
          </table:table-cell>
          <table:table-cell table:style-name="ce52" office:value-type="date" office:date-value="2021-03-21T10:50:44.88">
            <text:p>0321</text:p>
          </table:table-cell>
          <table:table-cell table:style-name="ce52" office:value-type="date" office:date-value="2021-03-22T16:19:02.51">
            <text:p>0322</text:p>
          </table:table-cell>
          <table:table-cell table:style-name="ce52" office:value-type="date" office:date-value="2021-03-23T09:01:30.66">
            <text:p>0323</text:p>
          </table:table-cell>
          <table:table-cell table:style-name="ce52" office:value-type="date" office:date-value="2021-03-24T14:23:17.96">
            <text:p>0324</text:p>
          </table:table-cell>
          <table:table-cell table:style-name="ce52" office:value-type="date" office:date-value="2021-03-25T12:57:57.93">
            <text:p>0325</text:p>
          </table:table-cell>
          <table:table-cell table:style-name="ce52" table:number-columns-repeated="4"/>
          <table:table-cell table:style-name="ce4" table:formula="of:=NOW()" office:value-type="date" office:date-value="2021-03-26T15:01:03.22">
            <text:p>0326 <text:s/>1501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6T15:01:03.22">
            <text:p>0326 <text:s/>1501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6T15:01:03.22">
            <text:p>0326 <text:s/>1501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3" table:number-columns-repeated="5"/>
          <table:table-cell table:style-name="ce4" table:formula="of:=NOW()" office:value-type="date" office:date-value="2021-03-26T15:01:03.23">
            <text:p>0326 <text:s/>1501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3" table:number-columns-repeated="5"/>
          <table:table-cell table:style-name="ce4" table:formula="of:=NOW()" office:value-type="date" office:date-value="2021-03-26T15:01:03.23">
            <text:p>0326 <text:s/>1501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3" table:number-columns-repeated="5"/>
          <table:table-cell table:style-name="ce4" table:formula="of:=NOW()" office:value-type="date" office:date-value="2021-03-26T15:01:03.23">
            <text:p>0326 <text:s/>1501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6T15:01:03.24">
            <text:p>0326 <text:s/>1501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6T15:01:03.24">
            <text:p>0326 <text:s/>1501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3" office:value-type="string">
            <text:p>#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6T15:01:03.24">
            <text:p>0326 <text:s/>1501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6T15:01:03.24">
            <text:p>0326 <text:s/>1501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6T15:01:03.24">
            <text:p>0326 <text:s/>1501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6T15:01:03.24">
            <text:p>0326 <text:s/>150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style-name="ce20" table:formula="of:=NOW()" office:value-type="date" office:date-value="2021-03-26T15:01:03.22">
            <text:p>0326 <text:s/>1501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table:style-name="ce4" table:formula="of:=NOW()" office:value-type="date" office:date-value="2021-03-26T15:01:03.24">
            <text:p>0326 <text:s/>1501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1"/>
        <table:table-column table:style-name="co9" table:default-cell-style-name="ce1"/>
        <table:table-column table:style-name="co28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3-26T15:01:03.32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4">
            <text:p>0326 <text:s/>1501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4">
            <text:p>0326 <text:s/>1501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5">
            <text:p>0326 <text:s/>1501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6T15:01:03.35">
            <text:p>0326 <text:s/>1501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6T15:01:03.35">
            <text:p>0326 <text:s/>1501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6T15:01:03.35">
            <text:p>0326 <text:s/>1501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29" table:default-cell-style-name="ce1"/>
        <table:table-column table:style-name="co3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1">
            <text:p>0326 <text:s/>1501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1">
            <text:p>0326 <text:s/>1501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3.41">
            <text:p>0326 <text:s/>1501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3.41">
            <text:p>0326 <text:s/>1501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4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28">
          <table:table-cell table:style-name="ce6" office:value-type="float" office:value="1">
            <text:p>1</text:p>
          </table:table-cell>
          <table:table-cell table:style-name="ce54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29">
          <table:table-cell table:style-name="ce6" office:value-type="float" office:value="1">
            <text:p>1</text:p>
          </table:table-cell>
          <table:table-cell table:style-name="ce54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4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30">
          <table:table-cell table:style-name="ce6" office:value-type="float" office:value="3">
            <text:p>3</text:p>
          </table:table-cell>
          <table:table-cell table:style-name="ce54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4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31">
          <table:table-cell table:style-name="ce6" office:value-type="float" office:value="2">
            <text:p>2</text:p>
          </table:table-cell>
          <table:table-cell table:style-name="ce54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6T15:01:03.43">
            <text:p>0326 <text:s/>1501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3-26T15:01:03.43">
            <text:p>0326 <text:s/>1501</text:p>
          </table:table-cell>
          <table:table-cell table:style-name="ce4" table:formula="of:=NOW()" office:value-type="date" office:date-value="2021-03-26T15:01:03.43">
            <text:p>0326 <text:s/>1501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6T15:01:03.43">
            <text:p>0326 <text:s/>150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main.A3:main.AMJ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6">2021/03/26</text:date>, <text:time>15:01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26T15:01:02.09</dc:date>
    <dc:creator>iwabuchi ken</dc:creator>
    <meta:editing-duration>PT12H2M</meta:editing-duration>
    <meta:editing-cycles>120</meta:editing-cycles>
    <meta:generator>OpenOffice/4.1.3$Win32 OpenOffice.org_project/413m1$Build-9783</meta:generator>
    <meta:document-statistic meta:table-count="10" meta:cell-count="1538" meta:object-count="0"/>
  </office:meta>
</office:document-meta>
</file>